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8000004384858A836187C616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Omen" svg:font-family="'Times New Omen'" style:font-pitch="variable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" officeooo:rsid="001254ce" officeooo:paragraph-rsid="001254ce"/>
    </style:style>
    <style:style style:name="P2" style:family="paragraph" style:parent-style-name="Standard">
      <style:text-properties style:font-name="Ubuntu" fo:font-weight="bold" officeooo:rsid="001254ce" officeooo:paragraph-rsid="001254ce" style:font-weight-asian="bold" style:font-weight-complex="bold"/>
    </style:style>
    <style:style style:name="P3" style:family="paragraph" style:parent-style-name="Table_20_Contents">
      <style:text-properties style:font-name="Ubuntu" officeooo:rsid="001254ce" officeooo:paragraph-rsid="001254ce"/>
    </style:style>
    <style:style style:name="P4" style:family="paragraph" style:parent-style-name="Table_20_Contents">
      <style:text-properties officeooo:paragraph-rsid="001254ce"/>
    </style:style>
    <style:style style:name="T1" style:family="text">
      <style:text-properties style:font-name="Ubuntu" officeooo:rsid="001254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EE 2023<text:span text:style-name="T3"> (previous question’s short overview)</text:span></text:p>
      <text:p text:style-name="P1"/>
      <text:p text:style-name="P1">Definition typ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DC</text:p>
          </table:table-cell>
          <table:table-cell table:style-name="Table1.B1" office:value-type="string">
            <text:p text:style-name="P3">AC</text:p>
          </table:table-cell>
        </table:table-row>
        <table:table-row>
          <table:table-cell table:style-name="Table1.A2" office:value-type="string">
            <text:p text:style-name="P3">Ohm’s law (with explanation)</text:p>
            <text:p text:style-name="P3">superposition theorem</text:p>
            <text:p text:style-name="P3">circuit</text:p>
            <text:p text:style-name="P3">short circuit</text:p>
            <text:p text:style-name="P3">open circuit</text:p>
            <text:p text:style-name="P3">magnetic current</text:p>
            <text:p text:style-name="P3">magnetic hysteresis</text:p>
            <text:p text:style-name="P3">self and mutual inductance</text:p>
            <text:p text:style-name="P3">resistance</text:p>
            <text:p text:style-name="P3">dependent source</text:p>
          </table:table-cell>
          <table:table-cell table:style-name="Table1.B2" office:value-type="string">
            <text:p text:style-name="P3">Instantaneous power</text:p>
            <text:p text:style-name="P3">RMS value</text:p>
            <text:p text:style-name="P3">form factor</text:p>
            <text:p text:style-name="P3">power factor</text:p>
            <text:p text:style-name="P3">phasor diagram</text:p>
            <text:p text:style-name="P3">resonance</text:p>
            <text:p text:style-name="P3">conductivity</text:p>
            <text:p text:style-name="P3">parameters </text:p>
            <text:p text:style-name="P3">active network</text:p>
            <text:p text:style-name="P3">mesh</text:p>
            <text:p text:style-name="P3">imaginary value</text:p>
          </table:table-cell>
        </table:table-row>
      </table:table>
      <text:p text:style-name="P1"/>
      <text:p text:style-name="P1">Short discussion type<text:span text:style-name="T1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DC</text:p>
          </table:table-cell>
          <table:table-cell table:style-name="Table2.B1" office:value-type="string">
            <text:p text:style-name="P3">AC</text:p>
          </table:table-cell>
        </table:table-row>
        <table:table-row>
          <table:table-cell table:style-name="Table2.A2" office:value-type="string">
            <text:p text:style-name="P3">Maximum power theorem</text:p>
            <text:p text:style-name="P3">Thevenin’s theorem</text:p>
            <text:p text:style-name="P3">Norton’s theorem</text:p>
            <text:p text:style-name="P3">loop</text:p>
            <text:p text:style-name="P3">basic laws of electrical engineering</text:p>
            <text:p text:style-name="P3">properties of series and parallel current </text:p>
            <text:p text:style-name="P3">KVL and KCL</text:p>
            <text:p text:style-name="P3">laws of resistance</text:p>
            <text:p text:style-name="P3">reciprocity theorem</text:p>
          </table:table-cell>
          <table:table-cell table:style-name="Table2.B2" office:value-type="string">
            <text:p text:style-name="P3">Effects of temperature on resistance</text:p>
            <text:p text:style-name="P3">V-I characteristics of non-linear circuit</text:p>
            <text:p text:style-name="P3">bilateral circuit</text:p>
            <text:p text:style-name="P3">unilateral circuit </text:p>
            <text:p text:style-name="P3">positive network</text:p>
            <text:p text:style-name="P3">non-linear circuit</text:p>
            <text:p text:style-name="P3">alternating current</text:p>
            <text:p text:style-name="P4"><text:span text:style-name="T1">voltage (pure C)</text:span></text:p>
            <text:p text:style-name="P3">magnetic force laws</text:p>
            <text:p text:style-name="P3">magnetic hysteresis</text:p>
            <text:p text:style-name="P3">hysteresis loop of a magnetic material</text:p>
            <text:p text:style-name="P3">importance of hysteresis loop</text:p>
            <text:p text:style-name="P3">Faraday’s laws of electromagnetic induction</text:p>
            <text:p text:style-name="P3">bandwidth of a series resonance circuit</text:p>
            <text:p text:style-name="P3">true and reactive power by power triangle</text:p>
            <text:p text:style-name="P3">why effective value is used in AC</text:p>
            <text:p text:style-name="P3">right hand rule for the conductor</text:p>
            <text:p text:style-name="P1"/>
            <text:p text:style-name="P3">“phenomena of force production between 2 parallel conductors for same and opposite current direction”</text:p>
            <text:p text:style-name="P3"/>
            <text:p text:style-name="P3">magnetic and electric circuit comparison</text:p>
            <text:p text:style-name="P3">Flerning’s right handrule for induced current</text:p>
            <text:p text:style-name="P3">resonance in R-L-C</text:p>
            <text:p text:style-name="P3">effective value of alternating current</text:p>
            <text:p text:style-name="P3">effects of series resonance</text:p>
            <text:p text:style-name="P3">bandwidth of a series resonance circuit</text:p>
          </table:table-cell>
        </table:table-row>
      </table:table>
      <text:p text:style-name="P1"/>
      <text:p text:style-name="P1"><text:soft-page-break/>Prove type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DC</text:p>
          </table:table-cell>
          <table:table-cell table:style-name="Table3.B1" office:value-type="string">
            <text:p text:style-name="P3">AC</text:p>
          </table:table-cell>
        </table:table-row>
        <table:table-row>
          <table:table-cell table:style-name="Table3.A2" office:value-type="string">
            <text:p text:style-name="P3">Mesh analysis (matrix form)</text:p>
            <text:p text:style-name="P3">Maximum power theorem</text:p>
          </table:table-cell>
          <table:table-cell table:style-name="Table3.B2" office:value-type="string">
            <text:p text:style-name="P3">Effective wave for sinusoid wave</text:p>
            <text:p text:style-name="P3">resonance in R-L-C</text:p>
            <text:p text:style-name="P3">RMS of sin. Voltage</text:p>
            <text:p text:style-name="P3">equations (I and V) for pure C</text:p>
            <text:p text:style-name="P3">equations (I and V) for R-C</text:p>
            <text:p text:style-name="P3">RMS for a sin. Current</text:p>
            <text:p text:style-name="P3">RMS and avg. value for half sine wave</text:p>
          </table:table-cell>
        </table:table-row>
      </table:table>
      <text:p text:style-name="P1"/>
      <text:p text:style-name="P1">Legends</text:p>
      <text:p text:style-name="P1">sin. = sinusoidal</text:p>
      <text:p text:style-name="P1"/>
      <text:p text:style-name="P1">one line per questions *</text:p>
      <text:p text:style-name="P1">multiple lines are merged with “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Omen" svg:font-family="'Times New Omen'" style:font-pitch="variable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draw:fill-image draw:name="profile" xlink:href="Pictures/1000000000000438000004384858A836187C616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draw:fill="bitmap" draw:fill-image-name="profile" draw:opacity="2%" style:repeat="stretch" style:footnote-max-height="0in" loext:margin-gutter="0in">
        <style:background-image xlink:href="Pictures/1000000000000438000004384858A836187C616B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rofile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20:07:56.461455949</meta:creation-date>
    <dc:date>2023-07-09T21:54:49.698991768</dc:date>
    <meta:editing-duration>PT20S</meta:editing-duration>
    <meta:editing-cycles>1</meta:editing-cycles>
    <meta:document-statistic meta:table-count="3" meta:image-count="0" meta:object-count="0" meta:page-count="2" meta:paragraph-count="77" meta:word-count="258" meta:character-count="1684" meta:non-whitespace-character-count="1500"/>
    <meta:generator>LibreOffice/7.5.4.2$Linux_X86_64 LibreOffice_project/50$Build-2</meta:generator>
  </office:meta>
</office:document-meta>
</file>